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33358642437304330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830112675653084929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06344360837967952"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4488724853192742181"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165161947985783655"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1669007507576083946"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915964288828859131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5490898297294061995"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1660478" text:continue-list="list915964288828859131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44042958260268162"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1651980"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1649146"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1649758"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1639130"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1647339"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5144668696925826205"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3017641193384636891"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5536595466728680685"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1663775"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88172128745400939"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634911601954469045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6557779140674719880" text:style-name="L15">
        <text:list-item>
          <text:list>
            <text:list-header>
              <text:p text:style-name="P184">1.5 miles averaging about 9:40/mile and rest 1 min</text:p>
            </text:list-header>
          </text:list>
        </text:list-item>
      </text:list>
      <text:p text:style-name="P24">1 mile in 8:26 and rest 2 min</text:p>
      <text:list xml:id="list2002933674928687256"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2196443413801107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1663690"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4307010292229275080"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449120230999063538"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2821280339112632796"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1639857" text:continue-list="list1449120230999063538" text:style-name="L19">
        <text:list-item>
          <text:list>
            <text:list-header>
              <text:p text:style-name="P188">(Pace*HR)=1240</text:p>
            </text:list-header>
          </text:list>
        </text:list-item>
      </text:list>
      <text:list xml:id="list31660712" text:continue-list="list4307010292229275080" text:style-name="L18">
        <text:list-item>
          <text:list>
            <text:list-header>
              <text:p text:style-name="P187">2 miles at 10:46/mile Ave HR= 121 bpm and rest a few minutes</text:p>
            </text:list-header>
          </text:list>
        </text:list-item>
      </text:list>
      <text:list xml:id="list31644014" text:continue-list="list31639857"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1661708"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925310493601824868"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037347939932052856"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016044060909514482"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286842985175104219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363617119904099371"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3930723089805194736"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1636004"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1660421"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2616032984699917547"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121297298493776907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857118980371218273"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16800533027644506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7918541552405180540"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303975681477044562" text:style-name="L32">
        <text:list-item>
          <text:list>
            <text:list-header>
              <text:p text:style-name="P198">0.25 miles in 2:54</text:p>
              <text:p text:style-name="P198">1 mile in 9:21 going faster as I ran and ending at around 8:30 pace</text:p>
            </text:list-header>
          </text:list>
        </text:list-item>
      </text:list>
      <text:list xml:id="list8944049362291497276"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348538706769242765"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2866657911310420943"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81015975680460783"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4233773349539507130"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2325658226912875260"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text:soft-page-break/>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text:soft-page-break/>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7202164988457914443"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9"/>10:40/mile <text:s text:c="7"/>3:24</text:p>
      <text:p text:style-name="P19"><text:soft-page-break/></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20T11:39:47.10</dc:date>
    <dc:creator>James Lombardi</dc:creator>
    <meta:editing-duration>P31DT13H33M55S</meta:editing-duration>
    <meta:editing-cycles>2276</meta:editing-cycles>
    <meta:generator>OpenOffice/4.1.2$Win32 OpenOffice.org_project/412m3$Build-9782</meta:generator>
    <meta:document-statistic meta:table-count="0" meta:image-count="9" meta:object-count="0" meta:page-count="224" meta:paragraph-count="6595" meta:word-count="70762" meta:character-count="361910"/>
  </office:meta>
</office:document-meta>
</file>